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Frizione – Clutch Version History</text:p>
      <text:p text:style-name="Author_20_Line_20_Web"><text:a xlink:type="simple" xlink:href="http://www.syger.it/JohnLeach.html">by John Leach</text:a></text:p>
      <text:p text:style-name="Author_20_Line_20_PDF"><text:a xlink:type="simple" xlink:href="#JohnLeach.odt|region">by John Leach</text:a></text:p>
      <text:p text:style-name="Introduction">This section notes changes made in the various version releases, in reverse chronological order.</text:p>
      <text:p text:style-name="Heading_20_4">Version 0.5 – 22/08/2008</text:p>
      <text:p text:style-name="Text_20_body">The JavaScript code which makes up Frizione has been reorganised to make use of the nascent Crash library – a JavaScript library specifically designed for JavaScript running inside Rhino. This has produced an overall reduction in the quantity of code. Additionally, this version adds JsDoc Toolkit to the battery of utilities available, and the various libraries have now been documented using this excellent utility.</text:p>
      <text:p text:style-name="Heading_20_4">Version 0.4 – 16/07/2008</text:p>
      <text:p text:style-name="Text_20_body">This is a major shift both in the technology used, and, hopefully, in ease of use. The web application has been rewritten in JavaScript (with a heavy Java accent), using the Helma web application server. Most services are now available using a simple file naming convention, and commands are stored in the files on which the commands are performed. Much less typing, no HTML forms at all.</text:p>
      <text:p text:style-name="Heading_20_4">Version 0.3 – 26/06/2008</text:p>
      <text:p text:style-name="Text_20_body">This is an important milestone as Clutch can now perform unit testing within a <text:span text:style-name="Source_20_Text">WorkerPool</text:span>. The unit tests have been extended to include Gears WorkerPool, Gears Database, Gears Timer, and Gears XHR testing. The documentation has been updated to reflect most changes.</text:p>
      <text:p text:style-name="Text_20_body">Minor bug fixes and modifications were made to the unit testing framework, including a message based protocol for remote WorkerPool testing and reporting.</text:p>
      <text:p text:style-name="Heading_20_4">Version 0.2 - 18/06/2008</text:p>
      <text:p text:style-name="Text_20_body">Added <text:a xlink:type="simple" xlink:href="http://crockford.com/javascript/jsmin.html"><text:span text:style-name="Internet_20_Hyperlink">JSMin</text:span></text:a> (the <text:a xlink:type="simple" xlink:href="http://crockford.com/javascript/jsmin.rb"><text:span text:style-name="Internet_20_Hyperlink">Ruby version</text:span></text:a>), to provide some compression functionality to those who don't want to install Java on their computer.</text:p>
      <text:p text:style-name="Text_20_body">Added <text:span text:style-name="Source_20_Text">/projects</text:span> directory for user projects which won't be disturbed when updating the Clutch Subversion repository. Migrated Clutch JavaScript code to <text:span text:style-name="Source_20_Text">/projects/clutch</text:span> (Clutch – the library, is the first project for Clutch – the framework, dog food, etc).</text:p>
      <text:p text:style-name="Text_20_body">Completed the first (working) model for asynchronous unit testing.</text:p>
      <text:p text:style-name="Heading_20_4">Version 0.1.1 – 10/06/2008</text:p>
      <text:p text:style-name="Text_20_body">Never make changes at the last minute without running all your unit tests. Especially if it is 1 am in the morning. Such is life, and breaking this <text:soft-page-break/>golden rule invokes numerous laws of Murphy, one of which was that the server stopped working. Fixed within half an hour, fortunately.</text:p>
      <text:p text:style-name="Heading_20_4">Version 0.1 - 10/06/2008</text:p>
      <text:p text:style-name="Text_20_body">The first public release. Unfortunately, I had to change the project name at the last moment, since <text:span text:style-name="Source_20_Text">clutch</text:span> was already being used on the Google Code web site – hence the new name <text:a xlink:type="simple" xlink:href="http://code.google.com/p/frizione/"><text:span text:style-name="Source_20_Text">frizione</text:span></text:a> (which is Clutch in Ital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 Version History</dc:title>
    <meta:initial-creator>John Leach</meta:initial-creator>
    <meta:creation-date>2007-01-08T11:39:03</meta:creation-date>
    <dc:creator>John Leach</dc:creator>
    <dc:date>2008-08-22T01:31:04</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27</meta:editing-cycles>
    <meta:editing-duration>P13DT9H49M39S</meta:editing-duration>
    <meta:user-defined meta:name="Info 1"/>
    <meta:user-defined meta:name="Info 2"/>
    <meta:user-defined meta:name="Info 3"/>
    <meta:user-defined meta:name="Info 4"/>
    <meta:document-statistic meta:table-count="0" meta:image-count="0" meta:object-count="0" meta:page-count="2" meta:paragraph-count="19" meta:word-count="404" meta:character-count="2478"/>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